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564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2.792cm"/>
    </style:style>
    <style:style style:name="Table1.C" style:family="table-column">
      <style:table-column-properties style:column-width="7.27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text-align="center" style:justify-single-word="false"/>
      <style:text-properties officeooo:paragraph-rsid="00083323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2"/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Text_20_body" style:list-style-name="L3"/>
    <style:style style:name="P9" style:family="paragraph" style:parent-style-name="Preformatted_20_Text">
      <style:paragraph-properties fo:margin-top="0cm" fo:margin-bottom="0.499cm" style:contextual-spacing="false" style:writing-mode="lr-tb"/>
      <style:text-properties officeooo:paragraph-rsid="00083323"/>
    </style:style>
    <style:style style:name="P10" style:family="paragraph" style:parent-style-name="Text_20_body" style:list-style-name="L4">
      <style:text-properties officeooo:paragraph-rsid="00083323"/>
    </style:style>
    <style:style style:name="P11" style:family="paragraph" style:parent-style-name="Text_20_body" style:list-style-name="L4"/>
    <style:style style:name="P12" style:family="paragraph" style:parent-style-name="Text_20_body" style:list-style-name="L5">
      <style:paragraph-properties fo:line-height="100%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Heading_20_4">
      <style:paragraph-properties fo:break-before="page"/>
    </style:style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able_20_Heading">
      <style:text-properties fo:font-size="9pt" style:font-size-asian="9pt" style:font-size-complex="9pt"/>
    </style:style>
    <style:style style:name="P28" style:family="paragraph" style:parent-style-name="Table_20_Contents">
      <style:text-properties fo:font-size="9pt" style:font-size-asian="9pt" style:font-size-complex="9pt"/>
    </style:style>
    <style:style style:name="P29" style:family="paragraph" style:parent-style-name="Text_20_body" style:list-style-name="L19"/>
    <style:style style:name="T1" style:family="text">
      <style:text-properties fo:font-size="18pt" style:text-underline-style="solid" style:text-underline-width="auto" style:text-underline-color="font-color" officeooo:rsid="00083323" style:font-size-asian="18pt" style:font-size-complex="18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Archivo Database.py y Models.py</text:span></text:h>
      <text:h text:style-name="Heading_20_3" text:outline-level="3">✅ Organización:</text:h>
      <text:list text:style-name="L1">
        <text:list-item>
          <text:p text:style-name="P2"><text:span text:style-name="Strong_20_Emphasis">Parte 1:</text:span> <text:span text:style-name="Source_20_Text">database.py</text:span> (aprox. 14-15 diapositivas)</text:p>
        </text:list-item>
        <text:list-item>
          <text:p text:style-name="P2"><text:span text:style-name="Strong_20_Emphasis">Parte 2:</text:span> <text:span text:style-name="Source_20_Text">models.py</text:span> (aprox. 14-15 diapositivas)</text:p>
        </text:list-item>
        <text:list-item>
          <text:p text:style-name="P2"><text:span text:style-name="Strong_20_Emphasis">Cierre:</text:span> 1 o 2 diapositivas finales de resumen y conexión entre ambos archivos</text:p>
        </text:list-item>
      </text:list>
      <text:p text:style-name="Horizontal_20_Line"/>
      <text:h text:style-name="Heading_20_3" text:outline-level="3">Comienzo ahora mismo con la parte 1: <text:span text:style-name="Source_20_Text">database.py</text:span></text:h>
      <text:p text:style-name="Horizontal_20_Line"/>
      <text:h text:style-name="Heading_20_4" text:outline-level="4">🟦 Diapositiva 1 – Título</text:h>
      <text:p text:style-name="Text_20_body"><text:span text:style-name="Strong_20_Emphasis">Título:</text:span><text:line-break/>📁 <text:span text:style-name="Source_20_Text">database.py</text:span>: Conexión a la Base de Datos en FastAPI + SQLAlchemy</text:p>
      <text:p text:style-name="Text_20_body"><text:span text:style-name="Strong_20_Emphasis">Subtítulo:</text:span><text:line-break/>Explicación paso a paso del código y su función en la aplicación.</text:p>
      <text:p text:style-name="Horizontal_20_Line"/>
      <text:h text:style-name="Heading_20_4" text:outline-level="4">🟦 Diapositiva 2 – Importaciones del archivo</text:h>
      <text:p text:style-name="Preformatted_20_Text">python</text:p>
      <text:p text:style-name="Preformatted_20_Text">CopiarEditar</text:p>
      <text:p text:style-name="P3"><text:span text:style-name="Source_20_Text">from sqlalchemy import create_engine</text:span></text:p>
      <text:p text:style-name="P4"><text:span text:style-name="Source_20_Text">from sqlalchemy.ext.declarative import declarative_base</text:span></text:p>
      <text:p text:style-name="P5"><text:span text:style-name="Source_20_Text">from sqlalchemy.orm import sessionmaker</text:span></text:p>
      <text:p text:style-name="Text_20_body"><text:span text:style-name="Strong_20_Emphasis">Explicación:</text:span><text:line-break/>Importamos los módulos clave de SQLAlchemy:</text:p>
      <text:list text:style-name="L2">
        <text:list-item>
          <text:p text:style-name="P6"><text:span text:style-name="Source_20_Text">create_engine</text:span>: conecta con el motor de base de datos.</text:p>
        </text:list-item>
        <text:list-item>
          <text:p text:style-name="P6"><text:span text:style-name="Source_20_Text">declarative_base</text:span>: para definir modelos como clases.</text:p>
        </text:list-item>
        <text:list-item>
          <text:p text:style-name="P6"><text:span text:style-name="Source_20_Text">sessionmaker</text:span>: para crear sesiones que manejan las operaciones con la base de datos.</text:p>
        </text:list-item>
      </text:list>
      <text:p text:style-name="Horizontal_20_Line"/>
      <text:h text:style-name="Heading_20_4" text:outline-level="4">🟦 Diapositiva 3 – Definición del string de conexión</text:h>
      <text:p text:style-name="Preformatted_20_Text">python</text:p>
      <text:p text:style-name="Preformatted_20_Text">CopiarEditar</text:p>
      <text:p text:style-name="P7"><text:span text:style-name="Source_20_Text">SQLALCHEMY_DATABASE_URL = "sqlite:///./movimientos.db"</text:span></text:p>
      <text:p text:style-name="Text_20_body"><text:span text:style-name="Strong_20_Emphasis">Explicación:</text:span></text:p>
      <text:list text:style-name="L3">
        <text:list-item>
          <text:p text:style-name="P8">Especificamos la URL de conexión.</text:p>
        </text:list-item>
        <text:list-item>
          <text:p text:style-name="P8">En este caso, usamos <text:span text:style-name="Strong_20_Emphasis">SQLite</text:span> con un archivo llamado <text:span text:style-name="Source_20_Text">movimientos.db</text:span> en la raíz del proyecto.</text:p>
        </text:list-item>
      </text:list>
      <text:p text:style-name="Horizontal_20_Line"/>
      <text:h text:style-name="Heading_20_4" text:outline-level="4"><text:soft-page-break/>🟦 Diapositiva 4 – Creación del motor de base de datos</text:h>
      <text:p text:style-name="Preformatted_20_Text">python</text:p>
      <text:p text:style-name="Preformatted_20_Text">CopiarEditar</text:p>
      <text:p text:style-name="P3"><text:span text:style-name="Source_20_Text">engine = create_engine(</text:span></text:p>
      <text:p text:style-name="P4"><text:span text:style-name="Source_20_Text"><text:s text:c="4"/>SQLALCHEMY_DATABASE_URL, connect_args={"check_same_thread": False}</text:span></text:p>
      <text:p text:style-name="P9"><text:span text:style-name="Source_20_Text">)<text:line-break/></text:span><text:span text:style-name="Strong_20_Emphasis">Explicación:</text:span></text:p>
      <text:list text:style-name="L4">
        <text:list-item>
          <text:p text:style-name="P10">Creamos el motor que maneja la conexión con SQLite.</text:p>
        </text:list-item>
        <text:list-item>
          <text:p text:style-name="P11">El parámetro <text:span text:style-name="Source_20_Text">check_same_thread=False</text:span> es necesario para evitar errores con el manejo de hilos en SQLite (requisito específico de SQLite, no necesario con otros motores como PostgreSQL o MySQL).</text:p>
        </text:list-item>
      </text:list>
      <text:p text:style-name="Horizontal_20_Line"/>
      <text:h text:style-name="Heading_20_4" text:outline-level="4">🟦 Diapositiva 5 – Creación de SessionLocal</text:h>
      <text:p text:style-name="Preformatted_20_Text">python</text:p>
      <text:p text:style-name="Preformatted_20_Text">CopiarEditar</text:p>
      <text:p text:style-name="P7"><text:span text:style-name="Source_20_Text">SessionLocal = sessionmaker(autocommit=False, autoflush=False, bind=engine)</text:span></text:p>
      <text:p text:style-name="Text_20_body"><text:span text:style-name="Strong_20_Emphasis">Explicación:</text:span></text:p>
      <text:list text:style-name="L5">
        <text:list-item>
          <text:p text:style-name="P12"><text:span text:style-name="Source_20_Text">SessionLocal</text:span> será usado para crear sesiones de base de datos.</text:p>
        </text:list-item>
        <text:list-item>
          <text:p text:style-name="P12"><text:span text:style-name="Source_20_Text">autocommit=False</text:span>: control manual de commits.</text:p>
        </text:list-item>
        <text:list-item>
          <text:p text:style-name="P12"><text:span text:style-name="Source_20_Text">autoflush=False</text:span>: desactiva escritura automática.</text:p>
        </text:list-item>
        <text:list-item>
          <text:p text:style-name="P12"><text:span text:style-name="Source_20_Text">bind=engine</text:span>: conecta esta sesión al motor creado.</text:p>
        </text:list-item>
      </text:list>
      <text:p text:style-name="Horizontal_20_Line"/>
      <text:h text:style-name="Heading_20_4" text:outline-level="4">🟦 Diapositiva 6 – Definición de la base de modelos</text:h>
      <text:p text:style-name="Preformatted_20_Text">python</text:p>
      <text:p text:style-name="Preformatted_20_Text">CopiarEditar</text:p>
      <text:p text:style-name="P7"><text:span text:style-name="Source_20_Text">Base = declarative_base()</text:span></text:p>
      <text:p text:style-name="Text_20_body"><text:span text:style-name="Strong_20_Emphasis">Explicación:</text:span></text:p>
      <text:list text:style-name="L6">
        <text:list-item>
          <text:p text:style-name="P13">Esta clase base será heredada por todos los modelos (<text:span text:style-name="Source_20_Text">Movimiento</text:span>, etc).</text:p>
        </text:list-item>
        <text:list-item>
          <text:p text:style-name="P13">Permite que SQLAlchemy sepa cómo crear las tablas en la base de datos.</text:p>
        </text:list-item>
      </text:list>
      <text:p text:style-name="Horizontal_20_Line"/>
      <text:h text:style-name="Heading_20_4" text:outline-level="4">🟦 Diapositiva 7 – Relación entre los elementos</text:h>
      <text:p text:style-name="Text_20_body"><text:span text:style-name="Strong_20_Emphasis">Resumen gráfico:</text:span></text:p>
      <text:p text:style-name="Preformatted_20_Text">scss</text:p>
      <text:p text:style-name="Preformatted_20_Text">CopiarEditar</text:p>
      <text:p text:style-name="P3"><text:span text:style-name="Source_20_Text">create_engine --&gt; engine</text:span></text:p>
      <text:p text:style-name="P4"><text:span text:style-name="Source_20_Text">↓</text:span></text:p>
      <text:p text:style-name="P4"><text:span text:style-name="Source_20_Text">sessionmaker(bind=engine) --&gt; SessionLocal</text:span></text:p>
      <text:p text:style-name="P4"><text:span text:style-name="Source_20_Text">↓</text:span></text:p>
      <text:p text:style-name="P5"><text:span text:style-name="Source_20_Text">declarative_base() --&gt; Base</text:span></text:p>
      <text:p text:style-name="Text_20_body"><text:span text:style-name="Strong_20_Emphasis">Esto configura la conexión y base para los modelos.</text:span></text:p>
      <text:h text:style-name="Heading_20_4" text:outline-level="4"><text:soft-page-break/>🟦 Diapositiva 8 – Flujo de uso en FastAPI</text:h>
      <text:p text:style-name="Text_20_body"><text:span text:style-name="Strong_20_Emphasis">Resumen breve del uso:</text:span></text:p>
      <text:list text:style-name="L7">
        <text:list-item>
          <text:p text:style-name="P14"><text:span text:style-name="Source_20_Text">SessionLocal()</text:span> se usa en dependencias (<text:span text:style-name="Source_20_Text">get_db</text:span>)</text:p>
        </text:list-item>
        <text:list-item>
          <text:p text:style-name="P14"><text:span text:style-name="Source_20_Text">Base</text:span> se usa en <text:span text:style-name="Source_20_Text">models.py</text:span> para definir tablas</text:p>
        </text:list-item>
        <text:list-item>
          <text:p text:style-name="P14"><text:span text:style-name="Source_20_Text">engine</text:span> se usa para crear tablas si es necesario</text:p>
        </text:list-item>
      </text:list>
      <text:p text:style-name="Horizontal_20_Line"/>
      <text:h text:style-name="Heading_20_4" text:outline-level="4">🟦 Diapositiva 9 – Módulo reutilizable</text:h>
      <text:p text:style-name="Text_20_body">Este archivo se importa desde otros módulos:</text:p>
      <text:p text:style-name="Preformatted_20_Text">python</text:p>
      <text:p text:style-name="Preformatted_20_Text">CopiarEditar</text:p>
      <text:p text:style-name="P7"><text:span text:style-name="Source_20_Text">from src.database import SessionLocal, Base, engine</text:span></text:p>
      <text:p text:style-name="Text_20_body"><text:span text:style-name="Strong_20_Emphasis">Ventaja:</text:span> Centraliza toda la configuración de la base de datos.</text:p>
      <text:p text:style-name="Horizontal_20_Line"/>
      <text:h text:style-name="Heading_20_4" text:outline-level="4">🟦 Diapositiva 10 – Ejemplo visual de importación en FastAPI</text:h>
      <text:p text:style-name="Preformatted_20_Text">python</text:p>
      <text:p text:style-name="Preformatted_20_Text">CopiarEditar</text:p>
      <text:p text:style-name="P3"><text:span text:style-name="Source_20_Text">def get_db():</text:span></text:p>
      <text:p text:style-name="P4"><text:span text:style-name="Source_20_Text"><text:s text:c="4"/>db = SessionLocal()</text:span></text:p>
      <text:p text:style-name="P4"><text:span text:style-name="Source_20_Text"><text:s text:c="4"/>try:</text:span></text:p>
      <text:p text:style-name="P4"><text:span text:style-name="Source_20_Text"><text:s text:c="8"/>yield db</text:span></text:p>
      <text:p text:style-name="P4"><text:span text:style-name="Source_20_Text"><text:s text:c="4"/>finally:</text:span></text:p>
      <text:p text:style-name="P5"><text:span text:style-name="Source_20_Text"><text:s text:c="8"/>db.close()</text:span></text:p>
      <text:p text:style-name="Text_20_body"><text:span text:style-name="Strong_20_Emphasis">Uso típico en </text:span><text:span text:style-name="Strong_20_Emphasis"><text:span text:style-name="Source_20_Text">main.py</text:span></text:span><text:span text:style-name="Strong_20_Emphasis"> para obtener una sesión activa.</text:span></text:p>
      <text:p text:style-name="Horizontal_20_Line"/>
      <text:h text:style-name="Heading_20_4" text:outline-level="4">🟦 Diapositiva 11 – ¿Por qué usar SessionLocal y no global?</text:h>
      <text:list text:style-name="L8">
        <text:list-item>
          <text:p text:style-name="P15">Cada solicitud a la API crea su propia sesión.</text:p>
        </text:list-item>
        <text:list-item>
          <text:p text:style-name="P15">Aislamos transacciones y evitamos conflictos o fugas de datos.</text:p>
        </text:list-item>
      </text:list>
      <text:p text:style-name="Horizontal_20_Line"/>
      <text:h text:style-name="Heading_20_4" text:outline-level="4">🟦 Diapositiva 12 – Configuración mínima</text:h>
      <text:p text:style-name="Text_20_body">Este archivo permite que otros módulos trabajen con la base sin repetir código:</text:p>
      <text:list text:style-name="L9">
        <text:list-item>
          <text:p text:style-name="P16">No es necesario reconectar cada vez.</text:p>
        </text:list-item>
        <text:list-item>
          <text:p text:style-name="P16">Reduce errores de conexión.</text:p>
        </text:list-item>
        <text:list-item>
          <text:p text:style-name="P16">Escalable: permite migrar de SQLite a PostgreSQL fácilmente.</text:p>
        </text:list-item>
      </text:list>
      <text:p text:style-name="Horizontal_20_Line"/>
      <text:h text:style-name="Heading_20_4" text:outline-level="4"/>
      <text:h text:style-name="P17" text:outline-level="4">🟦 Diapositiva 13 – Migración a otro motor</text:h>
      <text:p text:style-name="Text_20_body"><text:span text:style-name="Strong_20_Emphasis">Ejemplo:</text:span> cambiar SQLite por PostgreSQL:</text:p>
      <text:p text:style-name="Preformatted_20_Text">python</text:p>
      <text:p text:style-name="Preformatted_20_Text">CopiarEditar</text:p>
      <text:p text:style-name="P7"><text:span text:style-name="Source_20_Text">SQLALCHEMY_DATABASE_URL = "postgresql://usuario:password@localhost/dbname"</text:span></text:p>
      <text:p text:style-name="Text_20_body"><text:span text:style-name="Strong_20_Emphasis">El resto del código no cambia.</text:span></text:p>
      <text:p text:style-name="Horizontal_20_Line"/>
      <text:h text:style-name="Heading_20_4" text:outline-level="4">🟦 Diapositiva 14 – Cierre de <text:span text:style-name="Source_20_Text">database.py</text:span></text:h>
      <text:p text:style-name="Text_20_body"><text:span text:style-name="Strong_20_Emphasis">Conclusión:</text:span></text:p>
      <text:list text:style-name="L10">
        <text:list-item>
          <text:p text:style-name="P18">Es el corazón de la configuración de la base.</text:p>
        </text:list-item>
        <text:list-item>
          <text:p text:style-name="P18">Modular, limpio y fácil de mantener.</text:p>
        </text:list-item>
        <text:list-item>
          <text:p text:style-name="P18">Prepara el terreno para definir modelos.</text:p>
        </text:list-item>
      </text:list>
      <text:p text:style-name="Horizontal_20_Line"/>
      <text:h text:style-name="Heading_20_3" text:outline-level="3">¿Te gustaría que continúe ahora con la Parte 2: <text:span text:style-name="Source_20_Text">models.py</text:span> también en formato texto?</text:h>
      <text:p text:style-name="Text_20_body">Una vez que tengamos las dos partes listas, podré pasarlas a <text:span text:style-name="Strong_20_Emphasis">.ODP</text:span> cuando esté disponible el generador de presentaciones. ¿Sigo ahora con la parte de <text:span text:style-name="Source_20_Text">models.py</text:span>?</text:p>
      <text:h text:style-name="Heading_20_5" text:outline-level="5">Tú dijiste:</text:h>
      <text:p text:style-name="Text_20_body">Si continua con la parte 2 ahora con el archivo models.py</text:p>
      <text:h text:style-name="Heading_20_6" text:outline-level="6">ChatGPT Plus</text:h>
      <text:p text:style-name="Text_20_body">Perfecto. Continuemos con la <text:span text:style-name="Strong_20_Emphasis">Parte 2</text:span>: una <text:span text:style-name="Strong_20_Emphasis">explicación detallada del archivo </text:span><text:span text:style-name="Strong_20_Emphasis"><text:span text:style-name="Source_20_Text">models.py</text:span></text:span> en formato texto didáctico, clara, con comentarios línea por línea, como base para luego generar la <text:span text:style-name="Strong_20_Emphasis">presentación ODP de 30 diapositivas</text:span>.</text:p>
      <text:p text:style-name="Horizontal_20_Line"/>
      <text:h text:style-name="Heading_20_2" text:outline-level="2">✅ Parte 2: Explicación detallada del archivo <text:span text:style-name="Source_20_Text">models.py</text:span></text:h>
      <text:p text:style-name="Preformatted_20_Text">python</text:p>
      <text:p text:style-name="Preformatted_20_Text">CopiarEditar</text:p>
      <text:p text:style-name="P3"><text:span text:style-name="Source_20_Text"># src/models.py</text:span></text:p>
      <text:p text:style-name="P4"/>
      <text:p text:style-name="P4"><text:span text:style-name="Source_20_Text">from sqlalchemy import Column, Integer, String, Numeric, Date</text:span></text:p>
      <text:p text:style-name="P5"><text:span text:style-name="Source_20_Text">from .database import Base</text:span></text:p>
      <text:list text:style-name="L11">
        <text:list-item>
          <text:p text:style-name="P19"><text:span text:style-name="Source_20_Text">from sqlalchemy import ...</text:span>: importa los tipos de datos y la clase <text:span text:style-name="Source_20_Text">Column</text:span> que se usa para definir campos de una tabla en SQLAlchemy.</text:p>
        </text:list-item>
        <text:list-item>
          <text:p text:style-name="P19"><text:span text:style-name="Source_20_Text">from .database import Base</text:span>: importa la clase <text:span text:style-name="Source_20_Text">Base</text:span> que sirve como clase base para todas las clases modelo. <text:span text:style-name="Source_20_Text">Base</text:span> viene de <text:span text:style-name="Source_20_Text">declarative_base()</text:span> y le dice a SQLAlchemy que las clases que heredan de ella representan tablas de una base de datos.</text:p>
        </text:list-item>
      </text:list>
      <text:p text:style-name="Horizontal_20_Line"/>
      <text:p text:style-name="P7"><text:soft-page-break/><text:span text:style-name="Source_20_Text">class Movimiento(Base):</text:span></text:p>
      <text:list text:style-name="L12">
        <text:list-item>
          <text:p text:style-name="P20">Se define una clase llamada <text:span text:style-name="Source_20_Text">Movimiento</text:span> que <text:span text:style-name="Strong_20_Emphasis">representa una tabla</text:span> en la base de datos.</text:p>
        </text:list-item>
        <text:list-item>
          <text:p text:style-name="P20">Al heredar de <text:span text:style-name="Source_20_Text">Base</text:span>, SQLAlchemy sabe que esta clase debe mapearse a una tabla SQL.</text:p>
        </text:list-item>
      </text:list>
      <text:p text:style-name="Horizontal_20_Line"/>
      <text:p text:style-name="P7"><text:span text:style-name="Source_20_Text"><text:s text:c="4"/>__tablename__ = "movimientos"</text:span></text:p>
      <text:list text:style-name="L13">
        <text:list-item>
          <text:p text:style-name="P21">Esta línea indica que el nombre de la tabla en la base de datos será <text:span text:style-name="Strong_20_Emphasis">"movimientos"</text:span>.</text:p>
        </text:list-item>
      </text:list>
      <text:p text:style-name="Horizontal_20_Line"/>
      <text:p text:style-name="P7"><text:span text:style-name="Source_20_Text"><text:s text:c="4"/>id = Column(Integer, primary_key=True, index=True)</text:span></text:p>
      <text:list text:style-name="L14">
        <text:list-item>
          <text:p text:style-name="P22">Se crea una columna llamada <text:span text:style-name="Source_20_Text">id</text:span>:</text:p>
          <text:list>
            <text:list-item>
              <text:p text:style-name="P22"><text:span text:style-name="Source_20_Text">Integer</text:span>: tipo de dato entero.</text:p>
            </text:list-item>
            <text:list-item>
              <text:p text:style-name="P22"><text:span text:style-name="Source_20_Text">primary_key=True</text:span>: esta columna será la clave primaria.</text:p>
            </text:list-item>
            <text:list-item>
              <text:p text:style-name="P22"><text:span text:style-name="Source_20_Text">index=True</text:span>: se crea un índice para hacer más eficiente la búsqueda por <text:span text:style-name="Source_20_Text">id</text:span>.</text:p>
            </text:list-item>
          </text:list>
        </text:list-item>
      </text:list>
      <text:p text:style-name="Horizontal_20_Line"/>
      <text:p text:style-name="P7"><text:span text:style-name="Source_20_Text"><text:s text:c="4"/>tipo = Column(String(10))</text:span></text:p>
      <text:list text:style-name="L15">
        <text:list-item>
          <text:p text:style-name="P23">Columna <text:span text:style-name="Source_20_Text">tipo</text:span>:</text:p>
          <text:list>
            <text:list-item>
              <text:p text:style-name="P23">Tipo <text:span text:style-name="Source_20_Text">String(10)</text:span>: una cadena de texto de hasta 10 caracteres.</text:p>
            </text:list-item>
            <text:list-item>
              <text:p text:style-name="P23">Puede usarse para indicar si el movimiento es un ingreso o un egreso (por ejemplo: <text:span text:style-name="Source_20_Text">"Ingreso"</text:span> o <text:span text:style-name="Source_20_Text">"Egreso"</text:span>).</text:p>
            </text:list-item>
          </text:list>
        </text:list-item>
      </text:list>
      <text:p text:style-name="Horizontal_20_Line"/>
      <text:p text:style-name="P7"><text:span text:style-name="Source_20_Text"><text:s text:c="4"/>categoria = Column(String(50))</text:span></text:p>
      <text:list text:style-name="L16">
        <text:list-item>
          <text:p text:style-name="P24">Columna <text:span text:style-name="Source_20_Text">categoria</text:span>:</text:p>
          <text:list>
            <text:list-item>
              <text:p text:style-name="P24">Tipo <text:span text:style-name="Source_20_Text">String(50)</text:span>: permite hasta 50 caracteres.</text:p>
            </text:list-item>
            <text:list-item>
              <text:p text:style-name="P24">Puede indicar la categoría del movimiento (por ejemplo, <text:span text:style-name="Source_20_Text">"Alimentos"</text:span>, <text:span text:style-name="Source_20_Text">"Transporte"</text:span>, etc.).</text:p>
            </text:list-item>
          </text:list>
        </text:list-item>
      </text:list>
      <text:p text:style-name="Horizontal_20_Line"/>
      <text:p text:style-name="Preformatted_20_Text"/>
      <text:p text:style-name="P7"><text:span text:style-name="Source_20_Text"><text:s text:c="4"/>monto = Column(Numeric(10, 2))</text:span></text:p>
      <text:list text:style-name="L17">
        <text:list-item>
          <text:p text:style-name="P25">Columna <text:span text:style-name="Source_20_Text">monto</text:span>:</text:p>
          <text:list>
            <text:list-item>
              <text:p text:style-name="P25"><text:span text:style-name="Source_20_Text">Numeric(10, 2)</text:span>: representa un número con 10 dígitos como máximo, 2 de ellos después de la coma decimal.</text:p>
            </text:list-item>
            <text:list-item>
              <text:p text:style-name="P25">Se usa para representar cantidades de dinero con precisión decimal (más confiable que <text:span text:style-name="Source_20_Text">float</text:span> en contextos financieros).</text:p>
            </text:list-item>
          </text:list>
        </text:list-item>
      </text:list>
      <text:p text:style-name="Horizontal_20_Line"/>
      <text:p text:style-name="P7"><text:soft-page-break/><text:span text:style-name="Source_20_Text"><text:s text:c="4"/>fecha = Column(Date)</text:span></text:p>
      <text:list text:style-name="L18">
        <text:list-item>
          <text:p text:style-name="P26">Columna <text:span text:style-name="Source_20_Text">fecha</text:span>:</text:p>
          <text:list>
            <text:list-item>
              <text:p text:style-name="P26">Tipo <text:span text:style-name="Source_20_Text">Date</text:span>: almacena únicamente la <text:span text:style-name="Strong_20_Emphasis">fecha</text:span> (sin hora).</text:p>
            </text:list-item>
            <text:list-item>
              <text:p text:style-name="P26">Representa la fecha en la que ocurrió el movimiento.</text:p>
            </text:list-item>
          </text:list>
        </text:list-item>
      </text:list>
      <text:p text:style-name="Horizontal_20_Line"/>
      <text:h text:style-name="Heading_20_3" text:outline-level="3">📌 Resultado general del modelo:</text:h>
      <text:p text:style-name="Text_20_body">La clase <text:span text:style-name="Source_20_Text">Movimiento</text:span> representa una tabla llamada <text:span text:style-name="Source_20_Text">movimientos</text:span> con las siguientes columna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Nombre</text:p>
            </table:table-cell>
            <table:table-cell table:style-name="Table1.A1" office:value-type="string">
              <text:p text:style-name="P27">Tipo</text:p>
            </table:table-cell>
            <table:table-cell table:style-name="Table1.A1" office:value-type="string">
              <text:p text:style-name="P27">Descripció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2">id</text:span></text:span></text:p>
          </table:table-cell>
          <table:table-cell table:style-name="Table1.A1" office:value-type="string">
            <text:p text:style-name="P28">Integer (PK)</text:p>
          </table:table-cell>
          <table:table-cell table:style-name="Table1.A1" office:value-type="string">
            <text:p text:style-name="P28">Identificador único de cada movimiento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tipo</text:span></text:span></text:p>
          </table:table-cell>
          <table:table-cell table:style-name="Table1.A1" office:value-type="string">
            <text:p text:style-name="P28">String(10)</text:p>
          </table:table-cell>
          <table:table-cell table:style-name="Table1.A1" office:value-type="string">
            <text:p text:style-name="P28">Tipo de movimiento (ej: Ingreso, Egreso)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categoria</text:span></text:span></text:p>
          </table:table-cell>
          <table:table-cell table:style-name="Table1.A1" office:value-type="string">
            <text:p text:style-name="P28">String(50)</text:p>
          </table:table-cell>
          <table:table-cell table:style-name="Table1.A1" office:value-type="string">
            <text:p text:style-name="P28">Categoría asociada al movimiento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monto</text:span></text:span></text:p>
          </table:table-cell>
          <table:table-cell table:style-name="Table1.A1" office:value-type="string">
            <text:p text:style-name="P28">Numeric(10, 2)</text:p>
          </table:table-cell>
          <table:table-cell table:style-name="Table1.A1" office:value-type="string">
            <text:p text:style-name="P28">Monto del movimiento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2">fecha</text:span></text:span></text:p>
          </table:table-cell>
          <table:table-cell table:style-name="Table1.A1" office:value-type="string">
            <text:p text:style-name="P28">Date</text:p>
          </table:table-cell>
          <table:table-cell table:style-name="Table1.A1" office:value-type="string">
            <text:p text:style-name="P28">Fecha del movimiento</text:p>
          </table:table-cell>
        </table:table-row>
      </table:table>
      <text:p text:style-name="Horizontal_20_Line"/>
      <text:h text:style-name="Heading_20_3" text:outline-level="3">🎯 Propósito general</text:h>
      <text:p text:style-name="Text_20_body">Este archivo define el <text:span text:style-name="Strong_20_Emphasis">modelo de datos</text:span> de la aplicación, es decir, cómo se estructuran los datos en la base de datos relacional. SQLAlchemy se encarga de transformar automáticamente esta clase en una tabla con columnas equivalentes.</text:p>
      <text:p text:style-name="Horizontal_20_Line"/>
      <text:p text:style-name="Text_20_body">¿Querés que ahora combine este contenido con el de <text:span text:style-name="Source_20_Text">database.py</text:span> para construir la presentación ODP completa de 30 diapositivas? Puedo comenzar ahora mismo. ¿Te gustaría que te muestre primero el esquema general de las 30 diapositivas?</text:p>
      <text:h text:style-name="Heading_20_5" text:outline-level="5">Tú dijiste:</text:h>
      <text:p text:style-name="Text_20_body">Combina y construí la presentación ODP completa de 30 diapositivas.</text:p>
      <text:h text:style-name="Heading_20_6" text:outline-level="6">ChatGPT Plus</text:h>
      <text:p text:style-name="Text_20_body">Perfecto, Pablo. Voy a construir una presentación ODP completa de unas 30 diapositivas que combine la explicación detallada del archivo <text:span text:style-name="Source_20_Text">database.py</text:span> y <text:span text:style-name="Source_20_Text">models.py</text:span> con la claridad y el detalle que hemos conversado.</text:p>
      <text:p text:style-name="Horizontal_20_Line"/>
      <text:h text:style-name="Heading_20_3" text:outline-level="3">Plan para la presentación ODP (30 diapositivas aprox.):</text:h>
      <text:list text:style-name="L19">
        <text:list-item>
          <text:p text:style-name="P29">Introducción general</text:p>
        </text:list-item>
        <text:list-item>
          <text:p text:style-name="P29">Parte 1: <text:span text:style-name="Source_20_Text">database.py</text:span> (configuración, conexión, sesiones)</text:p>
        </text:list-item>
        <text:list-item>
          <text:p text:style-name="P29">Parte 2: <text:span text:style-name="Source_20_Text">models.py</text:span> (definición del modelo Movimiento línea por línea)</text:p>
        </text:list-item>
        <text:list-item>
          <text:p text:style-name="P29">Glosario de conceptos clave</text:p>
        </text:list-item>
        <text:list-item>
          <text:p text:style-name="P29">Buenas prácticas y ejemplos</text:p>
        </text:list-item>
        <text:list-item>
          <text:p text:style-name="P29">Cierre y recomendacio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0T14:35:42.179443400</meta:creation-date>
    <dc:date>2025-07-20T14:42:07.830733600</dc:date>
    <meta:editing-duration>PT6M26S</meta:editing-duration>
    <meta:editing-cycles>1</meta:editing-cycles>
    <meta:document-statistic meta:table-count="1" meta:image-count="0" meta:object-count="0" meta:page-count="6" meta:paragraph-count="174" meta:word-count="1186" meta:character-count="7700" meta:non-whitespace-character-count="6675"/>
    <meta:generator>LibreOffice/25.2.4.3$Windows_X86_64 LibreOffice_project/33e196637044ead23f5c3226cde09b47731f7e27</meta:generator>
  </office:meta>
</office:document-meta>
</file>